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0.27mm"/>
    </style:style>
    <style:style style:name="co2" style:family="table-column">
      <style:table-column-properties fo:break-before="auto" style:column-width="49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204.36mm" svg:height="102.72mm" svg:x="164.79mm" svg:y="6.58mm">
            <loext:p draw:notify-on-update-of-ranges="Data.B1:Data.B1 Data.B2:Data.B49 Data.C1:Data.C1 Data.C2:Data.C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Country</text:p>
          </table:table-cell>
          <table:table-cell office:value-type="string" calcext:value-type="string">
            <text:p>New „infections“ per 100000</text:p>
          </table:table-cell>
          <table:table-cell office:value-type="string" calcext:value-type="string">
            <text:p>Vaxx rate in %</text:p>
          </table:table-cell>
        </table:table-row>
        <table:table-row table:style-name="ro2">
          <table:table-cell office:value-type="string" calcext:value-type="string">
            <text:p>Albanien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 office:value-type="float" office:value="260" calcext:value-type="float">
            <text:p>260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Belgien</text:p>
          </table:table-cell>
          <table:table-cell office:value-type="float" office:value="609" calcext:value-type="float">
            <text:p>609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Bosnien und Herzegowina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Bulgarien</text:p>
          </table:table-cell>
          <table:table-cell office:value-type="float" office:value="326" calcext:value-type="float">
            <text:p>32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Dänemark</text:p>
          </table:table-cell>
          <table:table-cell office:value-type="float" office:value="380" calcext:value-type="float">
            <text:p>380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Deutschland</text:p>
          </table:table-cell>
          <table:table-cell office:value-type="float" office:value="312" calcext:value-type="float">
            <text:p>31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Estland</text:p>
          </table:table-cell>
          <table:table-cell office:value-type="float" office:value="506" calcext:value-type="float">
            <text:p>50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Färöer</text:p>
          </table:table-cell>
          <table:table-cell office:value-type="float" office:value="612" calcext:value-type="float">
            <text:p>612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Finnland</text:p>
          </table:table-cell>
          <table:table-cell office:value-type="float" office:value="106" calcext:value-type="float">
            <text:p>106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Frankreich</text:p>
          </table:table-cell>
          <table:table-cell office:value-type="float" office:value="106" calcext:value-type="float">
            <text:p>106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float" office:value="1166" calcext:value-type="float">
            <text:p>1166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Griechenland</text:p>
          </table:table-cell>
          <table:table-cell office:value-type="float" office:value="434" calcext:value-type="float">
            <text:p>434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Irland</text:p>
          </table:table-cell>
          <table:table-cell office:value-type="float" office:value="526" calcext:value-type="float">
            <text:p>526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Island</text:p>
          </table:table-cell>
          <table:table-cell office:value-type="float" office:value="321" calcext:value-type="float">
            <text:p>32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Italien</text:p>
          </table:table-cell>
          <table:table-cell office:value-type="float" office:value="87" calcext:value-type="float">
            <text:p>87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Kosovo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Kroatien</text:p>
          </table:table-cell>
          <table:table-cell office:value-type="float" office:value="916" calcext:value-type="float">
            <text:p>916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Lettland</text:p>
          </table:table-cell>
          <table:table-cell office:value-type="float" office:value="446" calcext:value-type="float">
            <text:p>44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float" office:value="358" calcext:value-type="float">
            <text:p>358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Litauen</text:p>
          </table:table-cell>
          <table:table-cell office:value-type="float" office:value="559" calcext:value-type="float">
            <text:p>559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Luxemburg</text:p>
          </table:table-cell>
          <table:table-cell office:value-type="float" office:value="230" calcext:value-type="float">
            <text:p>23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Moldau</text:p>
          </table:table-cell>
          <table:table-cell office:value-type="float" office:value="248" calcext:value-type="float">
            <text:p>24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float" office:value="548" calcext:value-type="float">
            <text:p>548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Niederlande</text:p>
          </table:table-cell>
          <table:table-cell office:value-type="float" office:value="581" calcext:value-type="float">
            <text:p>581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Nordmazedonien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Norwegen</text:p>
          </table:table-cell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Österreich</text:p>
          </table:table-cell>
          <table:table-cell office:value-type="float" office:value="893" calcext:value-type="float">
            <text:p>893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Polen</text:p>
          </table:table-cell>
          <table:table-cell office:value-type="float" office:value="267" calcext:value-type="float">
            <text:p>267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Rumänien</text:p>
          </table:table-cell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Russland</text:p>
          </table:table-cell>
          <table:table-cell office:value-type="float" office:value="181" calcext:value-type="float">
            <text:p>18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Schweden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Schweiz</text:p>
          </table:table-cell>
          <table:table-cell office:value-type="float" office:value="286" calcext:value-type="float">
            <text:p>286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Serbien</text:p>
          </table:table-cell>
          <table:table-cell office:value-type="float" office:value="391" calcext:value-type="float">
            <text:p>39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Slowakei</text:p>
          </table:table-cell>
          <table:table-cell office:value-type="float" office:value="766" calcext:value-type="float">
            <text:p>76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Slowenien</text:p>
          </table:table-cell>
          <table:table-cell office:value-type="float" office:value="1084" calcext:value-type="float">
            <text:p>108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Spanien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Tschechien</text:p>
          </table:table-cell>
          <table:table-cell office:value-type="float" office:value="719" calcext:value-type="float">
            <text:p>719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Türkei</text:p>
          </table:table-cell>
          <table:table-cell office:value-type="float" office:value="207" calcext:value-type="float">
            <text:p>20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353" calcext:value-type="float">
            <text:p>35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Ungarn</text:p>
          </table:table-cell>
          <table:table-cell office:value-type="float" office:value="512" calcext:value-type="float">
            <text:p>512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Vereinigtes Königreich</text:p>
          </table:table-cell>
          <table:table-cell office:value-type="float" office:value="401" calcext:value-type="float">
            <text:p>40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Zypern</text:p>
          </table:table-cell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7">00.00.0000</text:date>, <text:time style:data-style-name="N2" text:time-value="10:48:33.3333723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23:01:59.795222743</meta:creation-date>
    <dc:date>2021-11-17T10:53:49.823375841</dc:date>
    <meta:editing-duration>PT1H10M32S</meta:editing-duration>
    <meta:editing-cycles>29</meta:editing-cycles>
    <meta:generator>LibreOffice/5.1.6.2$Linux_X86_64 LibreOffice_project/10m0$Build-2</meta:generator>
    <meta:document-statistic meta:table-count="1" meta:cell-count="14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37cm" svg:height="10.273cm" xlink:href=".." xlink:type="simple" chart:class="chart:scatter" chart:style-name="ch1">
        <chart:title svg:x="3.48cm" svg:y="0.341cm" chart:style-name="ch2">
          <text:p>Zusammenhang zwischen "Impfrate" und Inzidenz Covid-19 Europa</text:p>
        </chart:title>
        <chart:subtitle svg:x="8.587cm" svg:y="1.325cm" chart:style-name="ch3">
          <text:p>Stand: 17.11.2021</text:p>
        </chart:subtitle>
        <chart:plot-area chart:style-name="ch4" table:cell-range-address="Data.B1:Data.C49" chart:data-source-has-labels="row" svg:x="0.408cm" svg:y="2.213cm" svg:width="19.621cm" svg:height="7.855cm">
          <chartooo:coordinate-region svg:x="1.029cm" svg:y="2.412cm" svg:width="18.442cm" svg:height="7.00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Data.C2:Data.C49" chart:label-cell-address="Data.C1:Data.C1" chart:class="chart:scatter">
            <chart:domain table:cell-range-address="Data.B2:Data.B49"/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Vaxx rate in %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">
                <text:p>137</text:p>
                <draw:g>
                  <svg:desc>Data.B2:Data.B49</svg:desc>
                </draw:g>
              </table:table-cell>
              <table:table-cell office:value-type="float" office:value="32">
                <text:p>32</text:p>
                <draw:g>
                  <svg:desc>Data.C2:Data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0">
                <text:p>26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">
                <text:p>1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9">
                <text:p>60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0">
                <text:p>1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6">
                <text:p>3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0">
                <text:p>38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2">
                <text:p>3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6">
                <text:p>50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2">
                <text:p>6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">
                <text:p>1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">
                <text:p>1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66">
                <text:p>116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4">
                <text:p>43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6">
                <text:p>5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1">
                <text:p>3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6">
                <text:p>9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6">
                <text:p>44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8">
                <text:p>3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9">
                <text:p>5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">
                <text:p>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8">
                <text:p>24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">
                <text:p>1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8">
                <text:p>54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81">
                <text:p>58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">
                <text:p>1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7">
                <text:p>2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3">
                <text:p>8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7">
                <text:p>26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0">
                <text:p>10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1">
                <text:p>17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1">
                <text:p>18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">
                <text:p>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6">
                <text:p>28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1">
                <text:p>39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6">
                <text:p>76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4">
                <text:p>10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9">
                <text:p>71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7">
                <text:p>2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3">
                <text:p>35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2">
                <text:p>5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1">
                <text:p>4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8">
                <text:p>198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